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B0000039943105BC6.png"/>
  <manifest:file-entry manifest:media-type="image/png" manifest:full-path="Pictures/10000201000002E30000023FE3BE0195.png"/>
  <manifest:file-entry manifest:media-type="image/png" manifest:full-path="Pictures/10000201000001CD0000014A843F93B7.png"/>
  <manifest:file-entry manifest:media-type="image/png" manifest:full-path="Pictures/10000201000002EE0000030B655E2D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グラフィックス2" text:anchor-type="paragraph" svg:width="17cm" svg:height="13.227cm" draw:z-index="9"><draw:image xlink:href="Pictures/10000201000002E30000023FE3BE0195.png" xlink:type="simple" xlink:show="embed" xlink:actuate="onLoad"/></draw:frame></text:p>
      <text:p text:style-name="P1"><draw:frame draw:style-name="fr1" draw:name="グラフィックス3" text:anchor-type="paragraph" svg:width="17cm" svg:height="17.657cm" draw:z-index="10"><draw:image xlink:href="Pictures/10000201000002EE0000030B655E2D4D.png" xlink:type="simple" xlink:show="embed" xlink:actuate="onLoad"/></draw:frame></text:p>
      <text:p text:style-name="P1"/>
      <text:p text:style-name="Standard"><draw:frame text:anchor-type="paragraph" draw:z-index="5" draw:style-name="gr2" svg:width="2.139cm" svg:height="0.613cm" svg:x="8.172cm" svg:y="0.418cm"><draw:text-box><text:p>P23 /Reset</text:p></draw:text-box></draw:frame><draw:frame text:anchor-type="paragraph" draw:z-index="6" draw:style-name="gr3" svg:width="1.65cm" svg:height="0.53cm" svg:x="10.656cm" svg:y="0.316cm"><draw:text-box><text:p>GND</text:p></draw:text-box></draw:frame><draw:frame text:anchor-type="paragraph" draw:z-index="7" draw:style-name="gr4" svg:width="3.013cm" svg:height="0.976cm" svg:x="0.113cm" svg:y="0.191cm"><draw:text-box><text:p>P12 SWDIO</text:p></draw:text-box></draw:frame><draw:frame text:anchor-type="paragraph" draw:z-index="8" draw:style-name="gr2" svg:width="3.686cm" svg:height="0.613cm" svg:x="4.041cm" svg:y="0.275cm"><draw:text-box><text:p>P3 SWCLK</text:p></draw:text-box></draw:frame></text:p>
      <text:p text:style-name="Standard"><draw:line text:anchor-type="paragraph" draw:z-index="1" draw:style-name="gr1" draw:text-style-name="P2" svg:x1="7.4cm" svg:y1="1.682cm" svg:x2="1.884cm" svg:y2="0.4cm"><text:p/></draw:line><draw:line text:anchor-type="paragraph" draw:z-index="2" draw:style-name="gr1" draw:text-style-name="P2" svg:x1="7.868cm" svg:y1="1.804cm" svg:x2="5.263cm" svg:y2="0.4cm"><text:p/></draw:line></text:p>
      <text:p text:style-name="Standard"><draw:line text:anchor-type="paragraph" draw:z-index="3" draw:style-name="gr1" draw:text-style-name="P2" svg:x1="9.862cm" svg:y1="1.337cm" svg:x2="11.287cm" svg:y2="0.138cm"><text:p/></draw:line><draw:line text:anchor-type="paragraph" draw:z-index="4" draw:style-name="gr1" draw:text-style-name="P2" svg:x1="9.028cm" svg:y1="1.379cm" svg:x2="9.049cm" svg:y2="0.157cm"><text:p/></draw:line></text:p>
      <text:p text:style-name="Standard"/>
      <text:p text:style-name="Standard"><draw:frame draw:style-name="fr2" draw:name="グラフィックス1" text:anchor-type="paragraph" svg:width="12.197cm" svg:height="8.731cm" draw:z-index="0"><draw:image xlink:href="Pictures/10000201000001CD0000014A843F93B7.png" xlink:type="simple" xlink:show="embed" xlink:actuate="onLoad"/></draw:frame></text:p>
      <text:p text:style-name="P1"><draw:frame draw:style-name="fr2" draw:name="グラフィックス4" text:anchor-type="paragraph" svg:width="14.686cm" svg:height="24.372cm" draw:z-index="11"><draw:image xlink:href="Pictures/100002010000022B0000039943105BC6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03T11:50:49.61</meta:creation-date>
    <dc:date>2025-05-18T17:30:34.31</dc:date>
    <meta:editing-duration>PT3H40M35S</meta:editing-duration>
    <meta:editing-cycles>5</meta:editing-cycles>
    <meta:generator>OpenOffice/4.1.15$Win32 OpenOffice.org_project/4115m2$Build-9813</meta:generator>
    <dc:creator>義治 舩橋</dc:creator>
    <meta:document-statistic meta:table-count="0" meta:image-count="4" meta:object-count="0" meta:page-count="4" meta:paragraph-count="1" meta:word-count="0" meta:character-count="1"/>
  </office:meta>
</office:document-meta>
</file>